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office:body>
    <office:text text:use-soft-page-breaks="true">
      <text:p text:style-name="Title">Hal Spacejock book one - Sample yWriter Project</text:p>
      <text:p text:style-name="Subtitle">Simon Haynes</text:p>
      <text:h text:style-name="Heading_20_1" text:outline-level="1">Part 1</text:h>
      <text:h text:style-name="Heading_20_2" text:outline-level="2">Chapter 1</text:h>
      <text:p text:style-name="Heading_20_5">5th level heading</text:p>
      <text:p text:style-name="Heading_20_6">6th level heading</text:p>
      <text:p text:style-name="Heading_20_7">7th level heading</text:p>
      <text:p text:style-name="Heading_20_8">8th level heading</text:p>
      <text:p text:style-name="Heading_20_9">9th level heading</text:p>
      <text:p text:style-name="Kapitelanfang">Hal Spacejock was sitting at the Black Gull's<text:note text:note-class="footnote"><text:note-citation>*</text:note-citation><text:note-body><text:p text:style-name="Footnote">Hal's spaceship </text:p></text:note-body></text:note>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office:annotation><dc:creator>Simon Haynes</dc:creator><dc:date>2023-12-09T11:51:45</dc:date><text:p> this is the author's first note </text:p></office:annotation>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Text_20_body">. . .</text:p>
      <text:h text:style-name="Heading_20_2" text:outline-level="2">Chapter 2</text:h>
      <text:p text:style-name="Quotations">On planet Forg, a small crowd had gathered outside the local sky hockey stadium. South Forgberg was not a prosperous area - the semi-detached houses were modest and the residents faced a constant struggle to live within their means.</text:p>
      <text:p text:style-name="Quotations">It was unusual to see building work or renovations, so the extensive refurbishment to the decrepit old stadium had been a talking point for months.</text:p>
      <text:p text:style-name="Text_20_body">. . .</text:p>
      <text:p text:style-name="Heading_20_4">* * *</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Text_20_body">. . .</text:p>
      <text:h text:style-name="Heading_20_2" text:outline-level="2">Chapter 3</text:h>
      <text:p text:style-name="Kapitelanfang">"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Text_20_body">. . .</text:p>
      <text:h text:style-name="Heading_20_2" text:outline-level="2">Chapter 4</text:h>
      <text:p text:style-name="Kapitelanfang">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Text_20_body">. . .</text:p>
      <text:p text:style-name="Heading_20_4">* * *</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Text_20_body">. . .</text:p>
      <text:p text:style-name="Heading_20_4">* * *</text:p>
      <text:p text:style-name="Text_20_body">Hal left the maintenance vehicle<text:note text:note-class="endnote"><text:note-citation>1</text:note-citation><text:note-body><text:p text:style-name="Endnote">Maintenance vehicle: some sort of cablecar. </text:p></text:note-body></text:note> in the spaceport's outer carpark and walked to the admin block<text:note text:note-class="endnote"><text:note-citation>2</text:note-citation><text:note-body><text:p text:style-name="Endnote">Admin block: looks like a greek temple. </text:p></text:note-body></text:note>. An information kiosk<text:note text:note-class="footnote"><text:note-citation>3</text:note-citation><text:note-body><text:p text:style-name="Footnote">a cozy place </text:p></text:note-body></text:note> directed him to an elevator<text:note text:note-class="footnote"><text:note-citation>4</text:note-citation><text:note-body><text:p text:style-name="Footnote">built by Limbus Vertical Transportation inc. </text:p></text:note-body></text:note>,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Text_20_body">. . .</text:p>
      <text:p text:style-name="Heading_20_4">* * *</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h text:style-name="Heading_20_2" text:outline-level="2">Chapter 5</text:h>
      <text:p text:style-name="Kapitelanfang">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office:annotation><dc:creator>Simon Haynes</dc:creator><dc:date>2023-12-09T11:51:45</dc:date><text:p> the author's second note ...</text:p></office:annotation>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Text_20_body">. . .</text:p>
      <text:p text:style-name="Heading_20_4">* * *</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Text_20_body">. . .</text:p>
      <text:h text:style-name="Heading_20_2" text:outline-level="2">Chapter 6</text:h>
      <text:p text:style-name="Kapitelanfang"/>
      <text:h text:style-name="Heading_20_2" text:outline-level="2">Chapter 7</text:h>
      <text:p text:style-name="Kapitelanfang"/>
      <text:h text:style-name="Heading_20_2" text:outline-level="2">Chapter 8</text:h>
      <text:p text:style-name="Kapitelanfang"/>
      <text:h text:style-name="Heading_20_2" text:outline-level="2">Chapter 9</text:h>
      <text:p text:style-name="Kapitelanfang"/>
      <text:h text:style-name="Heading_20_2" text:outline-level="2">Chapter 10</text:h>
      <text:p text:style-name="Kapitelanfang"/>
      <text:h text:style-name="Heading_20_2" text:outline-level="2">Chapter 11</text:h>
      <text:p text:style-name="Kapitelanfang"/>
      <text:p text:style-name="Heading_20_4">* * *</text:p>
      <text:p text:style-name="Text_20_body"/>
      <text:h text:style-name="Heading_20_2" text:outline-level="2">Chapter 12</text:h>
      <text:p text:style-name="Kapitelanfang"/>
      <text:p text:style-name="Heading_20_4">* * *</text:p>
      <text:p text:style-name="Text_20_body"/>
      <text:h text:style-name="Heading_20_2" text:outline-level="2">Chapter 13</text:h>
      <text:p text:style-name="Kapitelanfang"/>
      <text:h text:style-name="Heading_20_2" text:outline-level="2">Chapter 14</text:h>
      <text:h text:style-name="Heading_20_2" text:outline-level="2">Chapter 15</text:h>
      <text:p text:style-name="Kapitelanfang"/>
      <text:p text:style-name="Heading_20_4">* * *</text:p>
      <text:p text:style-name="Text_20_body"/>
      <text:h text:style-name="Heading_20_2" text:outline-level="2">Chapter 16</text:h>
      <text:p text:style-name="Kapitelanfang"/>
      <text:p text:style-name="Heading_20_4">* * *</text:p>
      <text:p text:style-name="Text_20_body"/>
      <text:h text:style-name="Heading_20_2" text:outline-level="2">Chapter 17</text:h>
      <text:p text:style-name="Kapitelanfang"/>
      <text:p text:style-name="Heading_20_4">* * *</text:p>
      <text:p text:style-name="Text_20_body"/>
      <text:h text:style-name="Heading_20_1" text:outline-level="1">Part 2</text:h>
      <text:h text:style-name="Heading_20_2" text:outline-level="2">Chapter 18</text:h>
      <text:p text:style-name="Kapitelanfang"/>
      <text:p text:style-name="Heading_20_4">* * *</text:p>
      <text:p text:style-name="Text_20_body"/>
      <text:h text:style-name="Heading_20_2" text:outline-level="2">Chapter 19</text:h>
      <text:p text:style-name="Kapitelanfang"/>
      <text:p text:style-name="Heading_20_4">* * *</text:p>
      <text:p text:style-name="Text_20_body"/>
      <text:h text:style-name="Heading_20_2" text:outline-level="2">Chapter 20</text:h>
      <text:p text:style-name="Kapitelanfang"/>
      <text:p text:style-name="Heading_20_4">* * *</text:p>
      <text:p text:style-name="Text_20_body"/>
      <text:p text:style-name="Heading_20_4">* * *</text:p>
      <text:p text:style-name="Text_20_body"/>
      <text:h text:style-name="Heading_20_2" text:outline-level="2">Chapter 21</text:h>
      <text:p text:style-name="Kapitelanfang"/>
      <text:p text:style-name="Heading_20_4">* * *</text:p>
      <text:p text:style-name="Text_20_body"/>
      <text:h text:style-name="Heading_20_2" text:outline-level="2">Chapter 22</text:h>
      <text:p text:style-name="Kapitelanfang"/>
      <text:h text:style-name="Heading_20_2" text:outline-level="2">Chapter 23</text:h>
      <text:p text:style-name="Kapitelanfang"/>
      <text:h text:style-name="Heading_20_2" text:outline-level="2">Chapter 24</text:h>
      <text:p text:style-name="Kapitelanfang"/>
      <text:p text:style-name="Heading_20_4">* * *</text:p>
      <text:p text:style-name="Text_20_body"/>
      <text:p text:style-name="Heading_20_4">* * *</text:p>
      <text:p text:style-name="Text_20_body"/>
      <text:h text:style-name="Heading_20_2" text:outline-level="2">Chapter 25</text:h>
      <text:p text:style-name="Kapitelanfang"/>
      <text:p text:style-name="Heading_20_4">* * *</text:p>
      <text:p text:style-name="Text_20_body"/>
      <text:h text:style-name="Heading_20_2" text:outline-level="2">Chapter 26</text:h>
      <text:p text:style-name="Kapitelanfang"/>
      <text:h text:style-name="Heading_20_2" text:outline-level="2">Chapter 27</text:h>
      <text:p text:style-name="Kapitelanfang"/>
      <text:p text:style-name="Heading_20_4">* * *</text:p>
      <text:p text:style-name="Text_20_body"/>
      <text:h text:style-name="Heading_20_2" text:outline-level="2">Chapter 28</text:h>
      <text:p text:style-name="Kapitelanfang"/>
      <text:p text:style-name="Heading_20_4">* * *</text:p>
      <text:p text:style-name="Text_20_body"/>
      <text:h text:style-name="Heading_20_2" text:outline-level="2">Chapter 29</text:h>
      <text:p text:style-name="Kapitelanfang"/>
      <text:p text:style-name="Heading_20_4">* * *</text:p>
      <text:p text:style-name="Text_20_body"/>
      <text:p text:style-name="Heading_20_4">* * *</text:p>
      <text:p text:style-name="Text_20_body"/>
      <text:h text:style-name="Heading_20_2" text:outline-level="2">Chapter 30</text:h>
      <text:p text:style-name="Kapitelanfang"/>
      <text:p text:style-name="Heading_20_4">* * *</text:p>
      <text:p text:style-name="Text_20_body"/>
      <text:p text:style-name="Heading_20_4">* * *</text:p>
      <text:p text:style-name="Text_20_body"/>
      <text:h text:style-name="Heading_20_2" text:outline-level="2">Chapter 31</text:h>
      <text:p text:style-name="Kapitelanfang"/>
      <text:p text:style-name="Heading_20_4">* * *</text:p>
      <text:p text:style-name="Text_20_body"/>
      <text:h text:style-name="Heading_20_2" text:outline-level="2">@Chapter 32</text:h>
      <text:p text:style-name="Kapitelanfang">This is the end.</text:p>
    </office:text>
  </office:body>
</office:document-content>
</file>

<file path=styles.xml><?xml version="1.0" encoding="utf-8"?>
<office:document-styles xmlns:draw="urn:oasis:names:tc:opendocument:xmlns:drawing:1.0" xmlns:fo="urn:oasis:names:tc:opendocument:xmlns:xsl-fo-compatible:1.0" xmlns:loext="urn:org:documentfoundation:names:experimental:office:xmlns:loext:1.0" xmlns:office="urn:oasis:names:tc:opendocument:xmlns:office:1.0" xmlns:style="urn:oasis:names:tc:opendocument:xmlns:style:1.0" xmlns:svg="urn:oasis:names:tc:opendocument:xmlns:svg-compatible:1.0" xmlns:table="urn:oasis:names:tc:opendocument:xmlns:table:1.0" xmlns:text="urn:oasis:names:tc:opendocument:xmlns:text:1.0">
  <office:font-face-decls>
    <style:font-face style:name="Mangal" svg:font-family="Mangal"/>
    <style:font-face style:name="Sitka Text" svg:font-family="'Sitka Text'" style:font-adornments="Standard" style:font-pitch="variable"/>
    <style:font-face style:name="Candara" svg:font-family="Candara" style:font-adornments="Standard" style:font-family-generic="swiss" style:font-pitch="variable"/>
    <style:font-face style:name="Gill Sans MT" svg:font-family="'Gill Sans MT'" style:font-adornments="Standard" style:font-family-generic="swiss"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en" fo:country="AU" style:letter-kerning="fals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style:text-properties style:font-name="Sitka Text" fo:font-size="12pt" style:letter-kerning="false"/>
    </style:style>
    <style:style style:name="Heading" style:family="paragraph" style:parent-style-name="Standard" style:next-style-name="Text_20_body" style:class="text">
      <style:paragraph-properties loext:contextual-spacing="false" fo:text-align="center" style:justify-single-word="false" fo:keep-with-next="always"/>
      <style:text-properties fo:letter-spacing="0.018cm"/>
    </style:style>
    <style:style style:name="Text_20_body" style:display-name="Text body" style:family="paragraph" style:parent-style-name="Standard" style:next-style-name="First_20_line_20_indent" style:class="text" style:master-page-name="">
      <style:paragraph-properties loext:contextual-spacing="false" style:line-height-at-least="0.7cm" fo:widows="0" fo:hyphenation-ladder-count="no-limit" style:page-number="auto"/>
      <style:text-properties fo:font-size="13pt" fo:hyphenate="false" fo:hyphenation-remain-char-count="2" fo:hyphenation-push-char-count="2"/>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Heading_20_1" style:display-name="Heading 1" style:family="paragraph" style:parent-style-name="Heading" style:next-style-name="Text_20_body" style:default-outline-level="1" style:list-style-name="" style:class="text">
      <style:paragraph-properties loext:contextual-spacing="false" fo:margin-top="1.199cm" fo:margin-bottom="1.199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1.199cm" fo:margin-bottom="1.199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6cm" fo:margin-bottom="0.6cm"/>
      <style:text-properties fo:font-size="101%" fo:font-style="italic" fo:font-weight="normal"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loext:contextual-spacing="false" fo:margin-top="0.6cm" fo:margin-bottom="0.6cm"/>
      <style:text-properties fo:font-size="95%" fo:font-style="normal" fo:font-weight="normal" style:font-size-asian="95%" style:font-style-asian="italic" style:font-weight-asian="bold" style:font-size-complex="95%" style:font-style-complex="italic" style:font-weight-complex="bold"/>
    </style:style>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Heading_20_5" style:display-name="Heading 5" style:family="paragraph" style:parent-style-name="Heading" style:next-style-name="Text_20_body" style:class="text"/>
    <style:style style:name="Heading_20_6" style:display-name="Heading 6" style:family="paragraph" style:parent-style-name="Heading" style:next-style-name="Text_20_body" style:class="text"/>
    <style:style style:name="Heading_20_7" style:display-name="Heading 7" style:family="paragraph" style:parent-style-name="Heading" style:next-style-name="Text_20_body" style:class="text"/>
    <style:style style:name="Heading_20_8" style:display-name="Heading 8" style:family="paragraph" style:parent-style-name="Heading" style:next-style-name="Text_20_body" style:class="text"/>
    <style:style style:name="Heading_20_9" style:display-name="Heading 9" style:family="paragraph" style:parent-style-name="Heading" style:next-style-name="Text_20_body" style:class="text"/>
    <style:style style:name="Heading_20_10" style:display-name="Heading 10" style:family="paragraph" style:parent-style-name="Heading" style:next-style-name="Text_20_body" style:class="text"/>
    <style:style style:name="Quotations" style:family="paragraph" style:parent-style-name="Standard" style:class="html">
      <style:paragraph-properties fo:margin="100%" fo:margin-left="1cm" fo:margin-right="1cm" fo:margin-top="0cm" fo:margin-bottom="0cm" fo:text-indent="0cm" style:auto-text-indent="false"/>
      <style:text-properties style:font-name="Gill Sans MT" fo:font-size="12pt"/>
    </style:style>
    <style:style style:name="Emphasis" style:family="text">
      <style:text-properties fo:font-style="italic" style:font-style-asian="italic" style:font-style-complex="italic"/>
    </style:style>
    <style:style style:name="Strong_20_Emphasis" style:display-name="Strong Emphasis" style:family="text">
      <style:text-properties fo:text-transform="uppercase" fo:letter-spacing="0.007c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Kapitelanfang" style:display-name="Kapitelanfang" style:family="paragraph" style:parent-style-name="Text_20_body" style:next-style-name="First_20_line_20_indent" style:class="text">
  </style:style>
    <style:style style:name="Motto" style:display-name="Motto" style:family="paragraph" style:parent-style-name="Quotations" style:next-style-name="Motto-Quelle" style:class="text">
  </style:style>
    <style:style style:name="Motto-Quelle" style:display-name="Motto-Quelle" style:family="paragraph" style:parent-style-name="Motto" style:next-style-name="Text_20_body" style:class="text">
      <style:paragraph-properties fo:margin-top="0cm" fo:margin-bottom="1.46cm" fo:text-align="center"/>
      <style:text-properties fo:language="zxx" fo:country="none" fo:font-style="italic"/>
    </style:style>
    <style:style style:name="Abschnittsmarke" style:display-name="Abschnittsmarke" style:family="paragraph" style:parent-style-name="Standard" style:next-style-name="Text_20_body" style:class="text">
      <style:text-properties fo:color="#008000" fo:font-size="10pt" fo:language="zxx" fo:country="none"/>
    </style:style>
    <style:style style:name="Überschrift_20_3_20_unsichtbar" style:display-name="Überschrift 3 unsichtbar" style:family="paragraph" style:parent-style-name="Heading_20_3" style:class="text">
      <style:paragraph-properties fo:margin-top="0cm" fo:margin-bottom="0cm" fo:line-height="100%"/>
      <style:text-properties text:display="none"/>
    </style:style>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ovelibre</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6-03-17T14:57:17Z</meta:creation-date>
    <dc:date/>
  </office:meta>
</office:document-meta>
</file>